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91ee" officeooo:paragraph-rsid="000d91ee"/>
    </style:style>
    <style:style style:name="P2" style:family="paragraph" style:parent-style-name="Standard">
      <style:text-properties officeooo:rsid="000f7956" officeooo:paragraph-rsid="000f7956"/>
    </style:style>
    <style:style style:name="T1" style:family="text">
      <style:text-properties officeooo:rsid="000d91ee"/>
    </style:style>
    <style:style style:name="T2" style:family="text">
      <style:text-properties officeooo:rsid="000f79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start logging (and create csv file):</text:p>
      <text:p text:style-name="P1">Go to the ground station <text:span text:style-name="T2">click on settings (a tab above all <text:s/>function blocks)</text:span></text:p>
      <text:p text:style-name="P2">Click on Modules (next to telemetry)</text:p>
      <text:p text:style-name="P2">Click on START in the file log row and click on the checkmark</text:p>
      <text:p text:style-name="P2">End by click on END and click on the checkmark</text:p>
      <text:p text:style-name="P2"/>
      <text:p text:style-name="P2">Find your CSV file</text:p>
      <text:p text:style-name="P2">go to files (home), click on Examples (file)</text:p>
      <text:p text:style-name="P2">click on the weird icon, next to usr <text:s/>share example content</text:p>
      <text:p text:style-name="P2">go to tmp/paparazzi/log</text:p>
      <text:p text:style-name="P2">open the last csv file</text:p>
      <text:p text:style-name="P2"/>
      <text:p text:style-name="P2">Capture video:</text:p>
      <text:p text:style-name="P2">Go to ground station</text:p>
      <text:p text:style-name="P2">click on capture video (small image at the left top)</text:p>
      <text:p text:style-name="P2">click on end capture video</text:p>
      <text:p text:style-name="P2"/>
      <text:p text:style-name="P2">Find your frames of the video</text:p>
      <text:p text:style-name="P2">Same as how to find CSV files only go to <text:s/>tmp/paparazzi/images instead</text:p>
      <text:p text:style-name="P2"/>
      <text:p text:style-name="P2">To get the timestamp the same as the CSV file change those 2 line of codes i<text:span text:style-name="T1">n paparazzi/sw/airborne/modules/computer_vision/video_capture.c :</text:span></text:p>
      <text:p text:style-name="Standard">#include "mcu_periph/sys_time.h" // <text:span text:style-name="T2">add in line 30</text:span></text:p>
      <text:p text:style-name="Standard"/>
      <text:p text:style-name="P1">replace line <text:span text:style-name="T2">+-1</text:span>30 with:</text:p>
      <text:p text:style-name="P1">sprintf(save_name, "%s/%f.jpg", save_dir, get_sys_time_float()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7:06:09.023882787</meta:creation-date>
    <dc:date>2019-03-21T17:26:39.481372251</dc:date>
    <meta:editing-duration>PT9S</meta:editing-duration>
    <meta:editing-cycles>1</meta:editing-cycles>
    <meta:document-statistic meta:table-count="0" meta:image-count="0" meta:object-count="0" meta:page-count="1" meta:paragraph-count="20" meta:word-count="154" meta:character-count="915" meta:non-whitespace-character-count="778"/>
    <meta:generator>LibreOffice/6.0.7.3$Linux_X86_64 LibreOffice_project/00m0$Build-3</meta:generator>
  </office:meta>
</office:document-meta>
</file>